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rhad Ramezanghorbani 20131758</text:p>
      <text:p text:style-name="P2"/>
      <text:p text:style-name="P2">Outputs of program:</text:p>
      <text:p text:style-name="P2"/>
      <text:p text:style-name="P1">1. output in terminal:</text:p>
      <text:p text:style-name="P2"/>
      <text:p text:style-name="P2">pdb file contains 983 lines: </text:p>
      <text:p text:style-name="P2">602<text:tab/> lines starting with ATOM </text:p>
      <text:p text:style-name="P2">72<text:tab/> lines starting with ATOM containing LEU </text:p>
      <text:p text:style-name="P2">76<text:tab/> lines starting with ATOM containing CA </text:p>
      <text:p text:style-name="P2">number of references: 4 </text:p>
      <text:p text:style-name="P2"/>
      <text:p text:style-name="P2"/>
      <text:p text:style-name="P1">2. Output.txt</text:p>
      <text:p text:style-name="P2"/>
      <text:p text:style-name="P2">###############lines starting with ATOM at the begining############### </text:p>
      <text:p text:style-name="P2"/>
      <text:p text:style-name="P2">ATOM <text:s text:c="5"/>1 <text:s/>N <text:s text:c="2"/>MET A <text:s text:c="2"/>1 <text:s text:c="5"/>27.340 <text:s/>24.430 <text:s text:c="2"/>2.614 <text:s/>1.00 <text:s/>9.67 <text:s text:c="10"/>N <text:s/></text:p>
      <text:p text:style-name="P2"/>
      <text:p text:style-name="P2">ATOM <text:s text:c="5"/>2 <text:s/>CA <text:s/>MET A <text:s text:c="2"/>1 <text:s text:c="5"/>26.266 <text:s/>25.413 <text:s text:c="2"/>2.842 <text:s/>1.00 10.38 <text:s text:c="10"/>C <text:s/></text:p>
      <text:p text:style-name="P2"/>
      <text:p text:style-name="P2">.</text:p>
      <text:p text:style-name="P2">.</text:p>
      <text:p text:style-name="P2">.</text:p>
      <text:p text:style-name="P2"/>
      <text:p text:style-name="P2">ATOM <text:s text:c="3"/>601 <text:s/>O <text:s text:c="2"/>GLY A <text:s/>76 <text:s text:c="5"/>38.933 <text:s/>40.525 <text:s/>35.687 <text:s/>0.25 36.13 <text:s text:c="10"/>O <text:s/></text:p>
      <text:p text:style-name="P2"/>
      <text:p text:style-name="P2">ATOM <text:s text:c="3"/>602 <text:s/>OXT GLY A <text:s/>76 <text:s text:c="5"/>40.862 <text:s/>39.575 <text:s/>36.251 <text:s/>0.25 36.27 <text:s text:c="10"/>O <text:s/></text:p>
      <text:p text:style-name="P2"/>
      <text:p text:style-name="P2">#############lines starting containing LEU in 4th column############## </text:p>
      <text:p text:style-name="P2"/>
      <text:p text:style-name="P2">ATOM <text:s text:c="4"/>60 <text:s/>N <text:s text:c="2"/>LEU A <text:s text:c="2"/>8 <text:s text:c="5"/>30.132 <text:s/>40.069 <text:s/>18.642 <text:s/>1.00 <text:s/>9.84 <text:s text:c="10"/>N <text:s/></text:p>
      <text:p text:style-name="P2"/>
      <text:p text:style-name="P2">ATOM <text:s text:c="4"/>61 <text:s/>CA <text:s/>LEU A <text:s text:c="2"/>8 <text:s text:c="5"/>29.607 <text:s/>41.180 <text:s/>19.467 <text:s/>1.00 14.15 <text:s text:c="10"/>C <text:s text:c="3"/></text:p>
      <text:p text:style-name="P2"/>
      <text:p text:style-name="P2">.</text:p>
      <text:p text:style-name="P2">.</text:p>
      <text:p text:style-name="P2">. <text:s/></text:p>
      <text:p text:style-name="P2"/>
      <text:p text:style-name="P2">ATOM <text:s text:c="3"/>580 <text:s/>CG <text:s/>LEU A <text:s/>73 <text:s text:c="5"/>39.502 <text:s/>37.340 <text:s/>26.002 <text:s/>0.45 30.16 <text:s text:c="10"/>C <text:s/></text:p>
      <text:p text:style-name="P2"/>
      <text:p text:style-name="P2">ATOM <text:s text:c="3"/>581 <text:s/>CD1 LEU A <text:s/>73 <text:s text:c="5"/>38.684 <text:s/>36.647 <text:s/>24.923 <text:s/>0.45 29.57 <text:s text:c="10"/>C <text:s/></text:p>
      <text:p text:style-name="P2"><text:s text:c="2"/></text:p>
      <text:p text:style-name="P2"/>
      <text:p text:style-name="P2">#########lines starting with ATOMcontaining CA in 3rd column########## </text:p>
      <text:p text:style-name="P2"/>
      <text:p text:style-name="P2">ATOM <text:s text:c="5"/>2 <text:s/>CA <text:s/>MET A <text:s text:c="2"/>1 <text:s text:c="5"/>26.266 <text:s/>25.413 <text:s text:c="2"/>2.842 <text:s/>1.00 10.38 <text:s text:c="10"/>C <text:s/></text:p>
      <text:p text:style-name="P2"/>
      <text:p text:style-name="P2">ATOM <text:s text:c="4"/>10 <text:s/>CA <text:s/>GLN A <text:s text:c="2"/>2 <text:s text:c="5"/>26.850 <text:s/>29.021 <text:s text:c="2"/>3.898 <text:s/>1.00 <text:s/>9.07 <text:s text:c="10"/>C <text:s/></text:p>
      <text:p text:style-name="P2"><text:s text:c="2"/></text:p>
      <text:p text:style-name="P2">.</text:p>
      <text:p text:style-name="P2">.</text:p>
      <text:p text:style-name="P2">. <text:s/></text:p>
      <text:p text:style-name="P2"/>
      <text:p text:style-name="P2">ATOM <text:s text:c="3"/>595 <text:s/>CA <text:s/>GLY A <text:s/>75 <text:s text:c="5"/>41.845 <text:s/>36.550 <text:s/>32.686 <text:s/>0.25 36.07 <text:s text:c="10"/>C <text:s/></text:p>
      <text:p text:style-name="P2"><text:soft-page-break/></text:p>
      <text:p text:style-name="P2">ATOM <text:s text:c="3"/>599 <text:s/>CA <text:s/>GLY A <text:s/>76 <text:s text:c="5"/>40.373 <text:s/>39.813 <text:s/>33.944 <text:s/>0.25 36.19 <text:s text:c="10"/>C <text:s/></text:p>
      <text:p text:style-name="P2"/>
      <text:p text:style-name="P2">###################distance between each pair of CA################### </text:p>
      <text:p text:style-name="P2"/>
      <text:p text:style-name="P2">distance between <text:s/>1th CA and <text:s/>2th CA<text:tab/>3.804452</text:p>
      <text:p text:style-name="P2">distance between <text:s/>1th CA and <text:s/>3th CA<text:tab/>6.576170</text:p>
      <text:p text:style-name="P2">.</text:p>
      <text:p text:style-name="P2">.</text:p>
      <text:p text:style-name="P2">.</text:p>
      <text:p text:style-name="P2">distance between 74th CA and 76th CA<text:tab/>7.071464</text:p>
      <text:p text:style-name="P2">distance between 75th CA and 76th CA<text:tab/>3.794274</text:p>
      <text:p text:style-name="P2"/>
      <text:p text:style-name="P2">########################Amino acide sequences######################### </text:p>
      <text:p text:style-name="P2"/>
      <text:p text:style-name="P2">1th sequence: <text:s/>MET GLN ILE PHE VAL LYS THR LEU THR GLY LYS THR ILE</text:p>
      <text:p text:style-name="P2">2th sequence: <text:s/>THR LEU GLU VAL GLU PRO SER ASP THR ILE GLU ASN VAL</text:p>
      <text:p text:style-name="P2">3th sequence: <text:s/>LYS ALA LYS ILE GLN ASP LYS GLU GLY ILE PRO PRO ASP</text:p>
      <text:p text:style-name="P2">4th sequence: <text:s/>GLN GLN ARG LEU ILE PHE ALA GLY LYS GLN LEU GLU ASP</text:p>
      <text:p text:style-name="P2">5th sequence: <text:s/>GLY ARG THR LEU SER ASP TYR ASN ILE GLN LYS GLU SER</text:p>
      <text:p text:style-name="P2">6th sequence: <text:s/>THR LEU HIS LEU VAL LEU ARG LEU ARG GLY GLY</text:p>
      <text:p text:style-name="P2"/>
      <text:p text:style-name="P2">##############################Refrences############################### </text:p>
      <text:p text:style-name="P2"/>
      <text:p text:style-name="P2">REFERENCE 1 <text:s text:c="57"/></text:p>
      <text:p text:style-name="P2"/>
      <text:p text:style-name="P2">AUTH <text:s text:c="2"/>S.VIJAY-KUMAR,C.E.BUGG,K.D.WILKINSON,R.D.VIERSTRA, <text:s text:c="10"/></text:p>
      <text:p text:style-name="P2"/>
      <text:p text:style-name="P2">AUTH 2 P.M.HATFIELD,W.J.COOK <text:s text:c="39"/></text:p>
      <text:p text:style-name="P2"/>
      <text:p text:style-name="P2">TITL <text:s text:c="2"/>COMPARISON OF THE THREE-DIMENSIONAL STRUCTURES OF HUMAN, <text:s text:c="4"/></text:p>
      <text:p text:style-name="P2"/>
      <text:p text:style-name="P2">TITL 2 YEAST, AND OAT UBIQUITIN <text:s text:c="36"/></text:p>
      <text:p text:style-name="P2"/>
      <text:p text:style-name="P2">REF <text:s text:c="3"/>J.BIOL.CHEM. <text:s text:c="17"/>V. 262 <text:s/>6396 1987 <text:s text:c="13"/></text:p>
      <text:p text:style-name="P2"/>
      <text:p text:style-name="P2">REFN <text:s text:c="18"/>ISSN 0021-9258 <text:s text:c="30"/></text:p>
      <text:p text:style-name="P2"/>
      <text:p text:style-name="P2">REFERENCE 2 <text:s text:c="57"/></text:p>
      <text:p text:style-name="P2"/>
      <text:p text:style-name="P2">AUTH <text:s text:c="2"/>S.VIJAY-KUMAR,C.E.BUGG,K.D.WILKINSON,W.J.COOK <text:s text:c="15"/></text:p>
      <text:p text:style-name="P2"/>
      <text:p text:style-name="P2">TITL <text:s text:c="2"/>THREE-DIMENSIONAL STRUCTURE OF UBIQUITIN AT 2.8 ANGSTROMS <text:s text:c="3"/></text:p>
      <text:p text:style-name="P2"/>
      <text:p text:style-name="P2">TITL 2 RESOLUTION <text:s text:c="50"/></text:p>
      <text:p text:style-name="P2"/>
      <text:p text:style-name="P2">REF <text:s text:c="3"/>PROC.NATL.ACAD.SCI.USA <text:s text:c="7"/>V. <text:s/>82 <text:s/>3582 1985 <text:s text:c="13"/></text:p>
      <text:p text:style-name="P2"/>
      <text:p text:style-name="P2">REFN <text:s text:c="18"/>ISSN 0027-8424 <text:s text:c="30"/></text:p>
      <text:p text:style-name="P2"/>
      <text:p text:style-name="P2">REFERENCE 3 <text:s text:c="57"/></text:p>
      <text:p text:style-name="P2"/>
      <text:p text:style-name="P2">AUTH <text:s text:c="2"/>W.J.COOK,F.L.SUDDATH,C.E.BUGG,G.GOLDSTEIN <text:s text:c="19"/></text:p>
      <text:p text:style-name="P2"/>
      <text:p text:style-name="P2">TITL <text:s text:c="2"/>CRYSTALLIZATION AND PRELIMINARY X-RAY INVESTIGATION OF <text:s text:c="6"/></text:p>
      <text:p text:style-name="P2"><text:soft-page-break/></text:p>
      <text:p text:style-name="P2">TITL 2 UBIQUITIN, A NON-HISTONE CHROMOSOMAL PROTEIN <text:s text:c="16"/></text:p>
      <text:p text:style-name="P2"/>
      <text:p text:style-name="P2">REF <text:s text:c="3"/>J.MOL.BIOL. <text:s text:c="18"/>V. 130 <text:s text:c="2"/>353 1979 <text:s text:c="13"/></text:p>
      <text:p text:style-name="P2"/>
      <text:p text:style-name="P2">REFN <text:s text:c="18"/>ISSN 0022-2836 <text:s text:c="30"/></text:p>
      <text:p text:style-name="P2"/>
      <text:p text:style-name="P2">REFERENCE 4 <text:s text:c="57"/></text:p>
      <text:p text:style-name="P2"/>
      <text:p text:style-name="P2">AUTH <text:s text:c="2"/>D.H.SCHLESINGER,G.GOLDSTEIN <text:s text:c="33"/></text:p>
      <text:p text:style-name="P2"/>
      <text:p text:style-name="P2">TITL <text:s text:c="2"/>MOLECULAR CONSERVATION OF 74 AMINO ACID SEQUENCE OF <text:s text:c="9"/></text:p>
      <text:p text:style-name="P2"/>
      <text:p text:style-name="P2">TITL 2 UBIQUITIN BETWEEN CATTLE AND MAN <text:s text:c="28"/></text:p>
      <text:p text:style-name="P2"/>
      <text:p text:style-name="P2">REF <text:s text:c="3"/>NATURE <text:s text:c="23"/>V. 255 <text:s text:c="2"/>423 1975 <text:s text:c="13"/></text:p>
      <text:p text:style-name="P2"/>
      <text:p text:style-name="P2">REFN <text:s text:c="18"/>ISSN 0028-0836 <text:s text:c="30"/></text:p>
      <text:p text:style-name="P2"/>
      <text:p text:style-name="P2">######################Nature formated references######################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ython Code:</text:p>
      <text:p text:style-name="P2"/>
      <text:p text:style-name="P2"/>
      <text:p text:style-name="P2">import sys, re</text:p>
      <text:p text:style-name="P2">from math import sqrt</text:p>
      <text:p text:style-name="P2"/>
      <text:p text:style-name="P2"># open pdb file</text:p>
      <text:p text:style-name="P2">file = open("1UBQ.pdb", "r")</text:p>
      <text:p text:style-name="P2">output = open("output.txt", "w")</text:p>
      <text:p text:style-name="P2"/>
      <text:p text:style-name="P2">lines = file.readlines()</text:p>
      <text:p text:style-name="P2"/>
      <text:p text:style-name="P2">print "\npdb file contains %d lines: " % len(lines)</text:p>
      <text:p text:style-name="P2"/>
      <text:p text:style-name="P2">matrixOfData = []</text:p>
      <text:p text:style-name="P2">for line in lines:</text:p>
      <text:p text:style-name="P2"><text:s text:c="8"/>matrixOfData.append(line.split())</text:p>
      <text:p text:style-name="P2"/>
      <text:p text:style-name="P2">print "\npdb file contains %d lines: " % len(lines)</text:p>
      <text:p text:style-name="P2">#############################################################################</text:p>
      <text:p text:style-name="P2">print &gt;&gt; output, "lines starting with ATOM at the begining".center(70, "#"),"\n"</text:p>
      <text:p text:style-name="P2">ATOM = []</text:p>
      <text:p text:style-name="P2">expression1 = r"^ATOM"</text:p>
      <text:p text:style-name="P2">for line in lines:</text:p>
      <text:p text:style-name="P2"><text:tab/>if re.search(expression1, line):</text:p>
      <text:p text:style-name="P2"><text:tab/><text:tab/>print &gt;&gt; output, line</text:p>
      <text:p text:style-name="P2"><text:tab/><text:tab/>ATOM.append(line)</text:p>
      <text:p text:style-name="P2">print "%d\t lines starting with ATOM" % len(ATOM) </text:p>
      <text:p text:style-name="P2">#############################################################################</text:p>
      <text:p text:style-name="P2">print &gt;&gt; output, "lines starting containing LEU in 4th column".center(70,"#"),"\n"</text:p>
      <text:p text:style-name="P2">expression2 = r"LEU"</text:p>
      <text:p text:style-name="P2">i = 0</text:p>
      <text:p text:style-name="P2">for atomline in ATOM:</text:p>
      <text:p text:style-name="P2"><text:tab/>if re.search(expression2, atomline):</text:p>
      <text:p text:style-name="P2">#<text:tab/>if atomline[17:20] == expression2:</text:p>
      <text:p text:style-name="P2"><text:tab/><text:tab/>print &gt;&gt; output, atomline</text:p>
      <text:p text:style-name="P2"><text:tab/><text:tab/>i+=1</text:p>
      <text:p text:style-name="P2">print "%d\t lines starting with ATOM containing LEU" % i</text:p>
      <text:p text:style-name="P2">#############################################################################</text:p>
      <text:p text:style-name="P2">print &gt;&gt; output, "lines starting with ATOM\</text:p>
      <text:p text:style-name="P2">containing CA in 3rd column".center(70,"#"),"\n"</text:p>
      <text:p text:style-name="P2">CA = []</text:p>
      <text:p text:style-name="P2">expression3 = r"CA"</text:p>
      <text:p text:style-name="P2">i = 0</text:p>
      <text:p text:style-name="P2">for atomline in ATOM:</text:p>
      <text:p text:style-name="P2"><text:tab/>if re.search(expression3, atomline):</text:p>
      <text:p text:style-name="P2">#<text:tab/>if atomline[13:15] == expression3:</text:p>
      <text:p text:style-name="P2"><text:tab/><text:tab/>print &gt;&gt; output, atomline</text:p>
      <text:p text:style-name="P2"><text:tab/><text:tab/>CA.append(atomline.split())</text:p>
      <text:p text:style-name="P2"><text:tab/><text:tab/>i+=1</text:p>
      <text:p text:style-name="P2">print "%d\t lines starting with ATOM containing CA" % i</text:p>
      <text:p text:style-name="P2">#############################################################################</text:p>
      <text:p text:style-name="P2">print &gt;&gt; output, "distance between each pair of CA".center(70,"#"),"\n"</text:p>
      <text:p text:style-name="P2"/>
      <text:p text:style-name="P2">for i in range(len(CA)):</text:p>
      <text:p text:style-name="P2"><text:soft-page-break/></text:p>
      <text:p text:style-name="P2"><text:tab/>xi = float(CA[i][6])</text:p>
      <text:p text:style-name="P2"><text:tab/>yi = float(CA[i][7])</text:p>
      <text:p text:style-name="P2"><text:tab/>zi = float(CA[i][8])</text:p>
      <text:p text:style-name="P2"><text:tab/>for j in range(i+1,len(CA)):</text:p>
      <text:p text:style-name="P2"><text:tab/><text:tab/>xx = xi - float(CA[j][6])</text:p>
      <text:p text:style-name="P2"><text:tab/><text:tab/>yy = yi - float(CA[j][7])</text:p>
      <text:p text:style-name="P2"><text:tab/><text:tab/>zz = zi - float(CA[j][8])</text:p>
      <text:p text:style-name="P2"><text:tab/><text:tab/>rij = float(sqrt(xx**2+yy**2+zz**2))</text:p>
      <text:p text:style-name="P2"><text:tab/> <text:tab/>print &gt;&gt; output, "distance between %2.dth CA and %2.dth CA\t\</text:p>
      <text:p text:style-name="P2">%f".ljust(35) % (i+1,j+1,rij)</text:p>
      <text:p text:style-name="P2">#############################################################################</text:p>
      <text:p text:style-name="P2">print &gt;&gt; output, "Amino acide sequences".center(70,"#"),"\n"</text:p>
      <text:p text:style-name="P2"/>
      <text:p text:style-name="P2">c = 0</text:p>
      <text:p text:style-name="P2">expression4 = r"^SEQRES"</text:p>
      <text:p text:style-name="P2">for line in lines:</text:p>
      <text:p text:style-name="P2"><text:tab/>if re.search(expression4, line):</text:p>
      <text:p text:style-name="P2"><text:tab/><text:tab/>temp = line.split()</text:p>
      <text:p text:style-name="P2"><text:tab/><text:tab/>c+=1</text:p>
      <text:p text:style-name="P2"><text:tab/><text:tab/>print &gt;&gt; output, "%dth sequence: " % c,</text:p>
      <text:p text:style-name="P2"><text:tab/><text:tab/>for i in range(4,len(temp)):</text:p>
      <text:p text:style-name="P2"><text:tab/><text:tab/><text:tab/>print &gt;&gt; output, temp[i] ,</text:p>
      <text:p text:style-name="P2"><text:tab/><text:tab/>print &gt;&gt; output</text:p>
      <text:p text:style-name="P2">#############################################################################</text:p>
      <text:p text:style-name="P2">c = 0</text:p>
      <text:p text:style-name="P2">for line in lines:</text:p>
      <text:p text:style-name="P2"><text:tab/>if re.search(r"^REMARK", line):</text:p>
      <text:p text:style-name="P2"><text:tab/><text:tab/>c += line.count("REFERENCE")</text:p>
      <text:p text:style-name="P2">print "number of references: %d\n" % c</text:p>
      <text:p text:style-name="P2">#############################################################################</text:p>
      <text:p text:style-name="P2">print &gt;&gt; output, "Refrences".center(70,"#"),"\n"</text:p>
      <text:p text:style-name="P2"/>
      <text:p text:style-name="P2">ref = []</text:p>
      <text:p text:style-name="P2">def Saveref(x):</text:p>
      <text:p text:style-name="P2"><text:tab/>ref.append(x)</text:p>
      <text:p text:style-name="P2"><text:tab/>print &gt;&gt; output, x</text:p>
      <text:p text:style-name="P2"/>
      <text:p text:style-name="P2">keys = [r"^TITL\s+",r"^AUTH\s+",r"^REF\s+",r"^REFN\s+"]</text:p>
      <text:p text:style-name="P2"/>
      <text:p text:style-name="P2">for line in lines:</text:p>
      <text:p text:style-name="P2"><text:tab/>if re.search(r"^REMARK", line):</text:p>
      <text:p text:style-name="P2"><text:tab/><text:tab/>if re.search(r"^REFERENCE",line[11:]):</text:p>
      <text:p text:style-name="P2"><text:tab/><text:tab/><text:tab/>Saveref(line[11:])</text:p>
      <text:p text:style-name="P2"><text:tab/><text:tab/>else:</text:p>
      <text:p text:style-name="P2"><text:tab/><text:tab/><text:tab/>for key in keys:</text:p>
      <text:p text:style-name="P2"><text:tab/><text:tab/><text:tab/><text:tab/>if re.search(key,line[12:]):</text:p>
      <text:p text:style-name="P2"><text:tab/><text:tab/><text:tab/><text:tab/><text:tab/>Saveref(line[12:])</text:p>
      <text:p text:style-name="P2">for i in range(12):</text:p>
      <text:p text:style-name="P2"><text:tab/>print ref[i], "\n"</text:p>
      <text:p text:style-name="P2"/>
      <text:p text:style-name="P2">print &gt;&gt; output,"\n","Nature formated references".center(70,"#"),"\n"</text:p>
      <text:p text:style-name="P2"/>
      <text:p text:style-name="P2">auth = []</text:p>
      <text:p text:style-name="P2">j = 0</text:p>
      <text:p text:style-name="P2"><text:soft-page-break/>for i in range(len(ref)):</text:p>
      <text:p text:style-name="P2"><text:tab/>if re.search(r"^AUTH", ref[i]):</text:p>
      <text:p text:style-name="P2"><text:tab/><text:tab/>if not re.match(r"\d", ref[i][5:6]):</text:p>
      <text:p text:style-name="P2"><text:tab/><text:tab/><text:tab/>print ref[i][5:6]</text:p>
      <text:p text:style-name="P2"><text:tab/><text:tab/><text:tab/>auth.append((ref[i][7:].rstrip("\s+\n\s+")).split(","))</text:p>
      <text:p text:style-name="P2"><text:tab/><text:tab/>else:</text:p>
      <text:p text:style-name="P2"><text:tab/><text:tab/><text:tab/>auth[j-1] = (str(ref[i-1][7:].rstrip())+str(ref[i][7:].rstrip())).split(",")</text:p>
      <text:p text:style-name="P2"><text:tab/><text:tab/>j+=1<text:tab/><text:tab/></text:p>
      <text:p text:style-name="P2"/>
      <text:p text:style-name="P2">name = []</text:p>
      <text:p text:style-name="P2">for i in range(len(auth)):</text:p>
      <text:p text:style-name="P2"><text:tab/>for k in range(len(auth[i])):</text:p>
      <text:p text:style-name="P2"><text:tab/><text:tab/>temp = auth[i][k].split(".")</text:p>
      <text:p text:style-name="P2"><text:tab/><text:tab/>print temp</text:p>
      <text:p text:style-name="P2"><text:tab/><text:tab/></text:p>
      <text:p text:style-name="P2">print name<text:tab/></text:p>
      <text:p text:style-name="P2"/>
      <text:p text:style-name="P2"/>
      <text:p text:style-name="P2"/>
      <text:p text:style-name="P2"/>
      <text:p text:style-name="P2"/>
      <text:p text:style-name="P2">for a in auth:</text:p>
      <text:p text:style-name="P2"><text:tab/>print 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#for t in auth:</text:p>
      <text:p text:style-name="P2">#<text:tab/>print t, "\n"</text:p>
      <text:p text:style-name="P2"/>
      <text:p text:style-name="P2"/>
      <text:p text:style-name="P2"><text:tab/><text:tab/></text:p>
      <text:p text:style-name="P2"/>
      <text:p text:style-name="P2">#<text:tab/><text:tab/>if line.endswith("REFERENCE\s\d\s+"):</text:p>
      <text:p text:style-name="P2">#<text:tab/><text:tab/><text:tab/>prine line </text:p>
      <text:p text:style-name="P2">#<text:tab/><text:tab/><text:tab/>continue</text:p>
      <text:p text:style-name="P2">#<text:tab/><text:tab/>if line.endswith(r"ISSN\s\d{4}-\d{4}\s+"):</text:p>
      <text:p text:style-name="P2">#<text:tab/><text:tab/><text:tab/>print line</text:p>
      <text:p text:style-name="P2">#print re.match(r"ISSN\s\d{4}-\d{4}","ISSN 0022-2836")<text:tab/><text:tab/></text:p>
      <text:p text:style-name="P2">#############################################################################</text:p>
      <text:p text:style-name="P2">#### reference manipulation:</text:p>
      <text:p text:style-name="P2"/>
      <text:p text:style-name="P2"/>
      <text:p text:style-name="P2"/>
      <text:p text:style-name="P2">output.close()</text:p>
      <text:p text:style-name="P2">file.close(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083in" fo:margin-bottom="0.1925in" fo:margin-left="1.1591in" fo:margin-right="0.869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had </meta:initial-creator>
    <meta:creation-date>2013-12-27T19:21:49</meta:creation-date>
    <dc:date>2013-12-27T22:36:40</dc:date>
    <dc:creator>Farhad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6" meta:paragraph-count="202" meta:word-count="894" meta:character-count="7778" meta:non-whitespace-character-count="5726"/>
  </office:meta>
</office:document-meta>
</file>